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E4EAD714553436D65A.png" manifest:media-type="image/png"/>
  <manifest:file-entry manifest:full-path="Pictures/1000000100000F0000000870DB6AF47F76CAB3B4.png" manifest:media-type="image/png"/>
  <manifest:file-entry manifest:full-path="Pictures/10000001000000960000003A84172F2147B54F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31cm" svg:height="2.486cm" svg:x="2.27cm" svg:y="2.641cm">
          <draw:image xlink:href="Pictures/10000001000000960000003A84172F2147B54FE3.png" xlink:type="simple" xlink:show="embed" xlink:actuate="onLoad" draw:mime-type="image/png">
            <text:p/>
          </draw:image>
        </draw:frame>
        <draw:frame draw:style-name="gr2" draw:text-style-name="P2" draw:layer="layout" svg:width="6.67cm" svg:height="0.962cm" svg:x="2.25cm" svg:y="4.81cm">
          <draw:text-box>
            <text:p>http://tinycorelinux.net</text:p>
          </draw:text-box>
        </draw:frame>
        <draw:frame draw:style-name="gr1" draw:text-style-name="P1" draw:layer="layout" svg:width="9.557cm" svg:height="5.375cm" svg:x="9.89cm" svg:y="1.022cm">
          <draw:image xlink:href="Pictures/1000000100000F0000000870DB6AF47F76CAB3B4.png" xlink:type="simple" xlink:show="embed" xlink:actuate="onLoad" draw:mime-type="image/png">
            <text:p/>
          </draw:image>
        </draw:frame>
        <draw:frame draw:style-name="gr2" draw:text-style-name="P2" draw:layer="layout" svg:width="7.978cm" svg:height="0.962cm" svg:x="10.907cm" svg:y="4.843cm">
          <draw:text-box>
            <text:p>https://www.linuxmint.com/</text:p>
          </draw:text-box>
        </draw:frame>
        <draw:frame draw:style-name="gr1" draw:text-style-name="P1" draw:layer="layout" svg:width="6.22cm" svg:height="6.351cm" svg:x="2.282cm" svg:y="6.11cm">
          <draw:image xlink:href="Pictures/10000001000001DA000001E4EAD714553436D65A.png" xlink:type="simple" xlink:show="embed" xlink:actuate="onLoad" draw:mime-type="image/png">
            <text:p/>
          </draw:image>
        </draw:frame>
        <draw:frame draw:style-name="gr2" draw:text-style-name="P2" draw:layer="layout" svg:width="6.213cm" svg:height="0.962cm" svg:x="2.187cm" svg:y="11.83cm">
          <draw:text-box>
            <text:p>https://archlinux.org/</text:p>
          </draw:text-box>
        </draw:frame>
        <draw:frame draw:style-name="gr2" draw:text-style-name="P2" draw:layer="layout" svg:width="12.584cm" svg:height="0.962cm" svg:x="3.656cm" svg:y="19.723cm">
          <draw:text-box>
            <text:p>Linux distros I have used an think are goo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30:57.864826602</meta:creation-date>
    <dc:date>2024-03-05T16:50:30.674791150</dc:date>
    <meta:editing-duration>PT1H19M31S</meta:editing-duration>
    <meta:editing-cycles>3</meta:editing-cycles>
    <meta:generator>LibreOffice/7.4.7.2$Linux_X86_64 LibreOffice_project/40$Build-2</meta:generator>
    <meta:document-statistic meta:object-count="7"/>
  </office:meta>
</office:document-meta>
</file>